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paragraph-rsid="0008ee77"/>
    </style:style>
    <style:style style:name="P2" style:family="paragraph" style:parent-style-name="Text_20_body">
      <style:text-properties officeooo:paragraph-rsid="000ae5c5"/>
    </style:style>
    <style:style style:name="P3" style:family="paragraph" style:parent-style-name="Text_20_body">
      <style:text-properties officeooo:paragraph-rsid="000bfa64"/>
    </style:style>
    <style:style style:name="P4" style:family="paragraph" style:parent-style-name="Text_20_body">
      <style:text-properties officeooo:paragraph-rsid="000c710d"/>
    </style:style>
    <style:style style:name="P5" style:family="paragraph" style:parent-style-name="Text_20_body">
      <style:text-properties officeooo:rsid="000bfa64" officeooo:paragraph-rsid="000bfa64"/>
    </style:style>
    <style:style style:name="P6" style:family="paragraph" style:parent-style-name="Text_20_body">
      <style:text-properties style:text-position="0% 100%" officeooo:rsid="000b9a72" officeooo:paragraph-rsid="000ae5c5"/>
    </style:style>
    <style:style style:name="P7" style:family="paragraph" style:parent-style-name="Text_20_body">
      <style:text-properties style:text-position="0% 100%" officeooo:rsid="000bfa64" officeooo:paragraph-rsid="0010faec"/>
    </style:style>
    <style:style style:name="P8" style:family="paragraph" style:parent-style-name="Text_20_body">
      <style:text-properties officeooo:paragraph-rsid="000f7a9a"/>
    </style:style>
    <style:style style:name="P9" style:family="paragraph" style:parent-style-name="Text_20_body">
      <style:text-properties officeooo:paragraph-rsid="0010faec"/>
    </style:style>
    <style:style style:name="P10" style:family="paragraph" style:parent-style-name="Text_20_body">
      <style:text-properties style:text-position="0% 100%" officeooo:rsid="000c710d" officeooo:paragraph-rsid="000c710d"/>
    </style:style>
    <style:style style:name="P11" style:family="paragraph" style:parent-style-name="Heading_20_1">
      <style:paragraph-properties fo:text-align="center" style:justify-single-word="false"/>
      <style:text-properties officeooo:rsid="0008ee77" officeooo:paragraph-rsid="0008ee77"/>
    </style:style>
    <style:style style:name="P12" style:family="paragraph" style:parent-style-name="Heading_20_2">
      <style:text-properties officeooo:rsid="0008ee77" officeooo:paragraph-rsid="0008ee77"/>
    </style:style>
    <style:style style:name="P13" style:family="paragraph" style:parent-style-name="Heading_20_2">
      <style:text-properties officeooo:rsid="000db643" officeooo:paragraph-rsid="000db643"/>
    </style:style>
    <style:style style:name="P14" style:family="paragraph" style:parent-style-name="Heading_20_2" style:list-style-name="">
      <style:text-properties style:text-position="0% 100%" fo:font-weight="normal" officeooo:rsid="00119bab" style:font-weight-asian="normal" style:font-weight-complex="normal"/>
    </style:style>
    <style:style style:name="P15" style:family="paragraph" style:parent-style-name="Heading_20_2">
      <style:paragraph-properties fo:break-before="page"/>
      <style:text-properties style:text-position="0% 100%" officeooo:rsid="000bfa64"/>
    </style:style>
    <style:style style:name="P16" style:family="paragraph" style:parent-style-name="Heading_20_3">
      <style:text-properties officeooo:rsid="0008ee77"/>
    </style:style>
    <style:style style:name="P17" style:family="paragraph" style:parent-style-name="Heading_20_3">
      <style:text-properties officeooo:rsid="000a4132"/>
    </style:style>
    <style:style style:name="P18" style:family="paragraph" style:parent-style-name="Heading_20_3">
      <style:text-properties officeooo:paragraph-rsid="000ae5c5"/>
    </style:style>
    <style:style style:name="P19" style:family="paragraph" style:parent-style-name="Heading_20_3">
      <style:text-properties officeooo:rsid="00109209"/>
    </style:style>
    <style:style style:name="T1" style:family="text">
      <style:text-properties officeooo:rsid="0008ee77"/>
    </style:style>
    <style:style style:name="T2" style:family="text">
      <style:text-properties officeooo:rsid="000a4132"/>
    </style:style>
    <style:style style:name="T3" style:family="text">
      <style:text-properties officeooo:rsid="000ae5c5"/>
    </style:style>
    <style:style style:name="T4" style:family="text">
      <style:text-properties style:text-position="super 58%" fo:font-weight="bold" officeooo:rsid="000ae5c5" style:font-weight-asian="bold" style:font-weight-complex="bold"/>
    </style:style>
    <style:style style:name="T5" style:family="text">
      <style:text-properties style:text-position="0% 100%" officeooo:rsid="000ae5c5"/>
    </style:style>
    <style:style style:name="T6" style:family="text">
      <style:text-properties style:text-position="0% 100%" officeooo:rsid="0008ee77"/>
    </style:style>
    <style:style style:name="T7" style:family="text">
      <style:text-properties style:text-position="0% 100%" officeooo:rsid="000b9a72"/>
    </style:style>
    <style:style style:name="T8" style:family="text">
      <style:text-properties style:text-position="0% 100%" fo:font-weight="bold" officeooo:rsid="000ae5c5" style:font-weight-asian="bold" style:font-weight-complex="bold"/>
    </style:style>
    <style:style style:name="T9" style:family="text">
      <style:text-properties style:text-position="0% 100%" fo:font-weight="bold" officeooo:rsid="000b9a72" style:font-weight-asian="bold" style:font-weight-complex="bold"/>
    </style:style>
    <style:style style:name="T10" style:family="text">
      <style:text-properties style:text-position="0% 100%" officeooo:rsid="000bfa64"/>
    </style:style>
    <style:style style:name="T11" style:family="text">
      <style:text-properties style:text-position="0% 100%" officeooo:rsid="000c710d"/>
    </style:style>
    <style:style style:name="T12" style:family="text">
      <style:text-properties fo:font-weight="bold" officeooo:rsid="000ae5c5" style:font-weight-asian="bold" style:font-weight-complex="bold"/>
    </style:style>
    <style:style style:name="T13" style:family="text">
      <style:text-properties fo:font-weight="bold" officeooo:rsid="0008ee77" style:font-weight-asian="bold" style:font-weight-complex="bold"/>
    </style:style>
    <style:style style:name="T14" style:family="text">
      <style:text-properties fo:font-weight="bold" officeooo:rsid="000f7a9a" style:font-weight-asian="bold" style:font-weight-complex="bold"/>
    </style:style>
    <style:style style:name="T15" style:family="text">
      <style:text-properties fo:font-weight="bold" officeooo:rsid="0010faec" style:font-weight-asian="bold" style:font-weight-complex="bold"/>
    </style:style>
    <style:style style:name="T16" style:family="text">
      <style:text-properties officeooo:rsid="000bfa64"/>
    </style:style>
    <style:style style:name="T17" style:family="text">
      <style:text-properties officeooo:rsid="000db643"/>
    </style:style>
    <style:style style:name="T18" style:family="text">
      <style:text-properties officeooo:rsid="000f7a9a"/>
    </style:style>
    <style:style style:name="T19" style:family="text">
      <style:text-properties officeooo:rsid="00109209"/>
    </style:style>
    <style:style style:name="T20" style:family="text">
      <style:text-properties officeooo:rsid="0010faec"/>
    </style:style>
    <style:style style:name="T21" style:family="text">
      <style:text-properties fo:font-weight="normal" officeooo:rsid="0010faec" style:font-weight-asian="normal" style:font-weight-complex="normal"/>
    </style:style>
    <style:style style:name="T22" style:family="text">
      <style:text-properties officeooo:rsid="000c710d"/>
    </style:style>
    <style:style style:name="T23" style:family="text">
      <style:text-properties officeooo:rsid="00119bab"/>
    </style:style>
    <style:style style:name="T24" style:family="text">
      <style:text-properties officeooo:rsid="0012e2a6"/>
    </style:style>
    <style:style style:name="T25" style:family="text">
      <style:text-properties officeooo:rsid="001396e1"/>
    </style:style>
    <style:style style:name="T26" style:family="text">
      <style:text-properties officeooo:rsid="0014f758"/>
    </style:style>
    <style:style style:name="T27" style:family="text">
      <style:text-properties officeooo:rsid="00167b81"/>
    </style:style>
    <style:style style:name="T28" style:family="text">
      <style:text-properties officeooo:rsid="0017a4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Määrittelydokumentti</text:h>
      <text:h text:style-name="P12" text:outline-level="2">Kuvaus työstä</text:h>
      <text:p text:style-name="P1"><text:span text:style-name="T2">Harjoitust</text:span><text:span text:style-name="T1">yön tarkoituksena on toteuttaa ja jossain määrin vertailla muutamia lyhyimmän polun etsimiseen käytettäviä </text:span><text:span text:style-name="T2">verkko</text:span><text:span text:style-name="T1">algoritmeja. </text:span><text:span text:style-name="T2">Harjoitust</text:span><text:span text:style-name="T1">yössä </text:span><text:span text:style-name="T2">käytettäviä</text:span><text:span text:style-name="T1"> algoritmeja ovat kurssilla </text:span><text:span text:style-name="T2">käsitellyt</text:span><text:span text:style-name="T1"> Bellmanin-Fordin algoritmi ja Dijkstran algoritmi. </text:span><text:span text:style-name="T16">Käytettävä ohjelmointikieli on Java.</text:span></text:p>
      <text:p text:style-name="P3"><text:span text:style-name="T1">Mikäli aikaa riittää, toteutetaan työhön myös Dijkstraan pohjautuva A*-algoritmi </text:span><text:span text:style-name="T16">ja jonkinlainen interaktiivinen, graafinen käyttöliittymä.</text:span></text:p>
      <text:p text:style-name="P5"/>
      <text:h text:style-name="P12" text:outline-level="2">Algoritmit</text:h>
      <text:h text:style-name="P16" text:outline-level="3">Bellmanin-Fordin algoritmi</text:h>
      <text:p text:style-name="P1"><text:span text:style-name="T1">Ensimmäinen toteutettavista algoritmeista on Bellmanin-Fordin algoritmi, </text:span><text:span text:style-name="T3">joka</text:span><text:span text:style-name="T1"> löytää lyhimmät polut lähtösolmusta muihin solmuihin ajass</text:span><text:span text:style-name="T6">a</text:span><text:span text:style-name="T1"> </text:span><text:span text:style-name="T13">O(|V||E|)</text:span><text:span text:style-name="T1">.</text:span></text:p>
      <text:h text:style-name="P17" text:outline-level="3">Dijkstran algoritmi</text:h>
      <text:p text:style-name="P2"><text:span text:style-name="T3">Toinen toteuttava algoritmi on Dijkstran algoritmi, joka löytää lyhimmät polut lähtösolmusta muihin solmuihin ajassa </text:span><text:span text:style-name="T12">O(|V|</text:span><text:span text:style-name="T4">2</text:span><text:span text:style-name="T8">)</text:span><text:span text:style-name="T5">. Dijkstran algoritmi voidaan myös toteuttaa käyttämällä apuna kekoa, jolloin aikavaativuus on </text:span><text:span text:style-name="T8">O(</text:span><text:span text:style-name="T9">(</text:span><text:span text:style-name="T8">|E|+|V|</text:span><text:span text:style-name="T9">)</text:span><text:span text:style-name="T8">log|V|)</text:span><text:span text:style-name="T5">. Harjoitustyössä toteutaan algoritmi keolla.</text:span></text:p>
      <text:h text:style-name="P18" text:outline-level="3"><text:span text:style-name="T5">A*</text:span><text:span text:style-name="T7">-algoritmi</text:span></text:h>
      <text:p text:style-name="P2"><text:span text:style-name="T5">A*-algoritmi on yksi tunnetuimpia </text:span><text:span text:style-name="T7">ja eniten käytettyjä algoritmeja lyhimmän polun etsimiseen. Se perustuu Dijkstran algoritmiin joka käyttää apuna heuristiikkaa.</text:span></text:p>
      <text:p text:style-name="P6"/>
      <text:h text:style-name="P13" text:outline-level="2">Tietorakenteet</text:h>
      <text:h text:style-name="Heading_20_3" text:outline-level="3"><text:span text:style-name="T17">Linkitetty lista </text:span><text:span text:style-name="T18">(</text:span><text:span text:style-name="T19">korvaa </text:span><text:span text:style-name="T24">LinkedListin</text:span><text:span text:style-name="T18">)</text:span></text:h>
      <text:p text:style-name="P8"><text:span text:style-name="T19">Tällä hetkellä solmujen ja kaarien </text:span><text:span text:style-name="T27">tallennukseen</text:span><text:span text:style-name="T19"> käytet</text:span><text:span text:style-name="T28">ään </text:span><text:span text:style-name="T19">Javan </text:span><text:span text:style-name="T25">LinkedList</text:span><text:span text:style-name="T19">-luokkaa. </text:span><text:span text:style-name="T26">Lopulliseen ohjelmaan tulee itsetoteutettu versio.</text:span></text:p>
      <text:p text:style-name="P8"><text:span text:style-name="T18">Aikavaativuudet</text:span><text:span text:style-name="T20"> </text:span><text:span text:style-name="T18">ovat search </text:span><text:span text:style-name="T14">O(n)</text:span><text:span text:style-name="T18">, insert </text:span><text:span text:style-name="T14">O(1)</text:span><text:span text:style-name="T18">, delete </text:span><text:span text:style-name="T14">O(n)</text:span></text:p>
      <text:h text:style-name="P19" text:outline-level="3">Minimikeko (Korvaa PriorityQueuen)</text:h>
      <text:p text:style-name="P9"><text:span text:style-name="T23">Dijkstrassa </text:span><text:span text:style-name="T27">ja A*:ssa </text:span><text:span text:style-name="T23">käytetty </text:span><text:span text:style-name="T20">Javan PriorityQueue korvataan itsetoteutetulla minimikeolla </text:span><text:span text:style-name="T27">joka on itseasiassa jopa tehokkaampi: PriorityQueuesta puuttuu heap-decrease-key.</text:span></text:p>
      <text:p text:style-name="P9"><text:span text:style-name="T20">Aikavaativuudet ovat heap-insert</text:span><text:span text:style-name="T15"> O(log n)</text:span><text:span text:style-name="T20">, heap-del-min </text:span><text:span text:style-name="T15">O(1)</text:span><text:span text:style-name="T20">, heap-dec</text:span><text:span text:style-name="T27">rease</text:span><text:span text:style-name="T20">-key </text:span><text:span text:style-name="T15">O(log n)</text:span><text:span text:style-name="T21">.</text:span></text:p>
      <text:h text:style-name="P14" text:outline-level="2"/>
      <text:h text:style-name="P15" text:outline-level="2">Lähteet</text:h>
      <text:p text:style-name="P7">Bellmanin-Fordin algoritmi, Dijkstran algoritmi <text:span text:style-name="T20">ja </text:span><text:span text:style-name="T22">A*-algoritmi</text:span></text:p>
      <text:p text:style-name="P4"><text:span text:style-name="T10">Floréen, Patrik. 2013: Tietorakenteet ja algoritmit-kurssin luentomateriaali. </text:span><text:span text:style-name="T11">Viitattu 18.10.2014. </text:span><text:a xlink:type="simple" xlink:href="http://www.cs.helsinki.fi/u/floreen/tira2013syksy/tira.pdf"><text:span text:style-name="T11">http://www.cs.helsinki.fi/u/floreen/tira2013syksy/tira.pdf</text:span></text:a></text:p>
      <text:p text:style-name="P10"/>
      <text:p text:style-name="P4"><text:a xlink:type="simple" xlink:href="http://en.wikipedia.org/wiki/A*_search_algorithm"><text:span text:style-name="T11">http://en.wikipedia.org/wiki/A*_search_algorithm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51M36S</meta:editing-duration>
    <meta:editing-cycles>12</meta:editing-cycles>
    <meta:generator>LibreOffice/4.0.6.2$Windows_x86 LibreOffice_project/2e2573268451a50806fcd60ae2d9fe01dd0ce24</meta:generator>
    <dc:date>2014-01-27T01:32:24.42</dc:date>
    <meta:document-statistic meta:table-count="0" meta:image-count="0" meta:object-count="0" meta:page-count="2" meta:paragraph-count="22" meta:word-count="192" meta:character-count="1934" meta:non-whitespace-character-count="1764"/>
    <meta:user-defined meta:name="Info 1"/>
    <meta:user-defined meta:name="Info 2"/>
    <meta:user-defined meta:name="Info 3"/>
    <meta:user-defined meta:name="Info 4"/>
  </office:meta>
</office:document-meta>
</file>